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language="es" fo:country="MX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Matriz.</text:p>
      <text:p text:style-name="P1"/>
      <text:p text:style-name="P1">El modelo empleado para esta App Web es MVC, aunque no es necesario el modelo ya que no trabajamos con ninguna base de datos y también se utilizó el framework materialize para el diseño web, el arbol de documentos es el siguiente:</text:p>
      <text:p text:style-name="P1"/>
      <text:p text:style-name="P1">root-</text:p>
      <text:p text:style-name="P1"><text:tab/>wwwroot-</text:p>
      <text:p text:style-name="P1"><text:tab/><text:tab/>css-</text:p>
      <text:p text:style-name="P1"><text:tab/><text:tab/><text:tab/>materialize.css</text:p>
      <text:p text:style-name="P1"><text:tab/><text:tab/>fonts-</text:p>
      <text:p text:style-name="P1"><text:tab/><text:tab/><text:tab/>roboto-</text:p>
      <text:p text:style-name="P1"><text:tab/><text:tab/><text:tab/><text:tab/>fuentes</text:p>
      <text:p text:style-name="P1"><text:tab/><text:tab/>js-</text:p>
      <text:p text:style-name="P1"><text:tab/><text:tab/><text:tab/>materialize.js</text:p>
      <text:p text:style-name="P1"><text:tab/><text:tab/><text:tab/>rotate.js</text:p>
      <text:p text:style-name="P1"><text:tab/>controller-</text:p>
      <text:p text:style-name="P1"><text:tab/><text:tab/>HomeController.cs</text:p>
      <text:p text:style-name="P1"><text:tab/>Views-</text:p>
      <text:p text:style-name="P1"><text:tab/><text:tab/>Home-</text:p>
      <text:p text:style-name="P1"><text:tab/><text:tab/><text:tab/>Index.cshtml</text:p>
      <text:p text:style-name="P1"><text:tab/><text:tab/>Shared</text:p>
      <text:p text:style-name="P1"><text:tab/><text:tab/><text:tab/>_Layout.cshtml</text:p>
      <text:p text:style-name="P1"><text:tab/><text:tab/><text:tab/>Error.cshtml</text:p>
      <text:p text:style-name="P1"/>
      <text:p text:style-name="P1">Metodos</text:p>
      <text:p text:style-name="P1"/>
      <text:p text:style-name="P1">Archivo: rotate.js</text:p>
      <text:p text:style-name="P1"/>
      <text:p text:style-name="P1"><text:span text:style-name="T4"><text:tab/>/*Esta función se llama cuando la página está lista y cargada en el browser*/</text:span></text:p>
      <text:p text:style-name="Standard"><text:span text:style-name="T3"><text:tab/></text:span><text:span text:style-name="T1">function</text:span><text:span text:style-name="T2"> ini()</text:span></text:p>
      <text:p text:style-name="Standard"><text:span text:style-name="T2"/></text:p>
      <text:p text:style-name="Standard"><text:span text:style-name="T2"><text:tab/></text:span><text:span text:style-name="T4">/*El primer form que tiene los datos de la matriz no es necesario ir al servidor para <text:tab/>crear</text:span></text:p>
      <text:p text:style-name="P3"><text:tab/> el formulario de ingreso de cada elemento de la matriz, por eso se escucha el evento de <text:tab/>submit*/</text:p>
      <text:p text:style-name="P2"><text:span text:style-name="T2"><text:tab/>$(</text:span><text:span text:style-name="T5">'body'</text:span><text:span text:style-name="T2">).on(</text:span><text:span text:style-name="T5">'submit'</text:span><text:span text:style-name="T2">, </text:span><text:span text:style-name="T5">'#form-create'</text:span><text:span text:style-name="T2">, </text:span><text:span text:style-name="T1">function</text:span><text:span text:style-name="T2">(e)</text:span></text:p>
      <text:p text:style-name="P2"><text:span text:style-name="T2"/></text:p>
      <text:p text:style-name="P2"><text:span text:style-name="T2"><text:tab/></text:span><text:span text:style-name="T4">//Antes de enviar los datos de la matriz al servidor, se transforman a JSON y se envían <text:tab/>por AJAX</text:span></text:p>
      <text:p text:style-name="P2"><text:span text:style-name="T2"><text:tab/>$(</text:span><text:span text:style-name="T5">'body'</text:span><text:span text:style-name="T2">).on(</text:span><text:span text:style-name="T5">'submit'</text:span><text:span text:style-name="T2">, </text:span><text:span text:style-name="T5">'#form-rotate'</text:span><text:span text:style-name="T2">, </text:span><text:span text:style-name="T1">function</text:span><text:span text:style-name="T2">(e)</text:span></text:p>
      <text:p text:style-name="P2"><text:span text:style-name="T2"/></text:p>
      <text:p text:style-name="P2"><text:span text:style-name="T2"><text:tab/></text:span><text:span text:style-name="T4">//Evento para verificar que se introduzcan solamente numeros</text:span></text:p>
      <text:p text:style-name="P2"><text:span text:style-name="T2"><text:tab/>$(</text:span><text:span text:style-name="T5">'body'</text:span><text:span text:style-name="T2">).on(</text:span><text:span text:style-name="T5">'keydown'</text:span><text:span text:style-name="T2">, </text:span><text:span text:style-name="T5">'input'</text:span><text:span text:style-name="T2">, </text:span><text:span text:style-name="T1">function</text:span><text:span text:style-name="T2">(e) {</text:span></text:p>
      <text:p text:style-name="Standard"><text:span text:style-name="T2"/></text:p>
      <text:p text:style-name="Standard"><text:span text:style-name="T2"><text:tab/></text:span><text:span text:style-name="T4">/*Función que inicia el formulario para ingresar el numero de filas y columnas*/</text:span></text:p>
      <text:p text:style-name="P2"><text:span text:style-name="T1"><text:tab/>function</text:span><text:span text:style-name="T2"> init_body()</text:span></text:p>
      <text:p text:style-name="P2"><text:span text:style-name="T2"/></text:p>
      <text:p text:style-name="P2"><text:span text:style-name="T2"><text:tab/></text:span><text:span text:style-name="T4">/*Función para crear el layout del formulario para ingresar los datos de cada elemento <text:tab/>de la matriz*/</text:span></text:p>
      <text:p text:style-name="P2"><text:span text:style-name="T1"><text:tab/>function</text:span><text:span text:style-name="T2"> create_input_matrix()</text:span></text:p>
      <text:p text:style-name="P2"><text:span text:style-name="T2"/></text:p>
      <text:p text:style-name="P2"><text:span text:style-name="T2"><text:tab/></text:span><text:span text:style-name="T4">/*Función para imprimir las matrices*/</text:span></text:p>
      <text:p text:style-name="P2"><text:soft-page-break/><text:span text:style-name="T1"><text:tab/>function</text:span><text:span text:style-name="T2"> print_matrices(matrix, matrix_input, matrix_output)</text:span></text:p>
      <text:p text:style-name="P2"><text:span text:style-name="T2"/></text:p>
      <text:p text:style-name="P2"><text:span text:style-name="T2">Archivo: HomeController.cs</text:span></text:p>
      <text:p text:style-name="P2"><text:span text:style-name="T2"><text:tab/></text:span></text:p>
      <text:p text:style-name="P2"><text:span text:style-name="T2"><text:tab/>/*Este metodo es el que manda a llamar la pagina de las matrices a traves de rotate.js</text:span></text:p>
      <text:p text:style-name="P2"><text:span text:style-name="T2"><text:tab/>con Ajax*/</text:span></text:p>
      <text:p text:style-name="P2"><text:span text:style-name="T2"><text:tab/></text:span><text:span text:style-name="T1">public</text:span><text:span text:style-name="T2"> </text:span><text:span text:style-name="T6">IActionResult</text:span><text:span text:style-name="T2"> rotate(</text:span><text:span text:style-name="T1">string</text:span><text:span text:style-name="T2"> Omatrix)</text:span></text:p>
      <text:p text:style-name="P2"><text:span text:style-name="T2"/></text:p>
      <text:p text:style-name="P2"><text:span text:style-name="T2"><text:tab/>/*Este metodo sirve para poder rotar la matriz*/</text:span></text:p>
      <text:p text:style-name="P2"><text:span text:style-name="T2"><text:tab/></text:span><text:span text:style-name="T1">private</text:span><text:span text:style-name="T2"> </text:span><text:span text:style-name="T1">string</text:span><text:span text:style-name="T2">[,] Rotate_Matrix(</text:span><text:span text:style-name="T1">string</text:span><text:span text:style-name="T2">[,] matrix)</text:span></text:p>
      <text:p text:style-name="P2"><text:span text:style-name="T2"/></text:p>
      <text:p text:style-name="P2"><text:span text:style-name="T2"><text:tab/>/*Este metodo sirve para poder rotar la matrices que sean cuadradas*/</text:span></text:p>
      <text:p text:style-name="P2"><text:span text:style-name="T2"><text:tab/></text:span><text:span text:style-name="T1">private</text:span><text:span text:style-name="T2"> </text:span><text:span text:style-name="T1">string</text:span><text:span text:style-name="T2">[,] Rotate_Square_Matrix(</text:span><text:span text:style-name="T1">string</text:span><text:span text:style-name="T2">[,] matrix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Carlos Pineda</meta:initial-creator>
    <meta:creation-date>2017-07-17T14:29:13.28</meta:creation-date>
    <dc:date>2017-07-17T14:53:33.65</dc:date>
    <dc:creator>Juan Carlos Pineda</dc:creator>
    <meta:editing-duration>PT9M8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46" meta:word-count="249" meta:character-count="1801"/>
  </office:meta>
</office:document-meta>
</file>